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table:align="left" fo:background-color="transparent">
        <style:background-image/>
      </style:table-properties>
    </style:style>
    <style:style style:name="Table2.A" style:family="table-column">
      <style:table-column-properties style:column-width="1.806cm"/>
    </style:style>
    <style:style style:name="Table2.B" style:family="table-column">
      <style:table-column-properties style:column-width="18.551cm"/>
    </style:style>
    <style:style style:name="Table2.A1" style:family="table-cell">
      <style:table-cell-properties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0.05pt solid #000000" fo:border-top="none" fo:border-bottom="2.55pt solid #000000"/>
    </style:style>
    <style:style style:name="Table2.A14" style:family="table-cell">
      <style:table-cell-properties fo:padding="0.097cm" fo:border-left="0.05pt solid #000000" fo:border-right="0.05pt solid #000000" fo:border-top="none" fo:border-bottom="2.5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A2" style:family="table-cell">
      <style:table-cell-properties fo:background-color="#ffd8ce" fo:padding="0.097cm" fo:border-left="1.3pt solid #000000" fo:border-right="1.3pt solid #000000" fo:border-top="none" fo:border-bottom="2.5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3" style:family="table-cell">
      <style:table-cell-properties fo:padding="0.097cm" fo:border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Standard">
      <style:text-properties officeooo:paragraph-rsid="00eea5ae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3b1b2" officeooo:paragraph-rsid="00f3b1b2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cd725" officeooo:paragraph-rsid="00fcd725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ba765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47f8a" officeooo:paragraph-rsid="00f47f8a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6527a" officeooo:paragraph-rsid="00f6527a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6527a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baff0" officeooo:paragraph-rsid="00fbaff0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cf2bf" officeooo:paragraph-rsid="00fcf2bf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d4920" officeooo:paragraph-rsid="00fd4920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da962" officeooo:paragraph-rsid="01088b70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04fa6" officeooo:paragraph-rsid="01004fa6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31318" officeooo:paragraph-rsid="01031318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62d4c" officeooo:paragraph-rsid="01062d4c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985d9" officeooo:paragraph-rsid="010985d9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04546" officeooo:paragraph-rsid="01104546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09441" officeooo:paragraph-rsid="01109441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2a3ac" officeooo:paragraph-rsid="0112a3ac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484cb" officeooo:paragraph-rsid="011484cb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68ed5" officeooo:paragraph-rsid="01168ed5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7ae8c" officeooo:paragraph-rsid="0117ae8c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8f0d5" officeooo:paragraph-rsid="0118f0d5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08d31" officeooo:paragraph-rsid="01208d31" style:font-size-asian="12.6000003814697pt" style:font-weight-asian="normal" style:font-size-complex="14.3999996185303pt" style:font-weight-complex="normal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0f6dc" officeooo:paragraph-rsid="0120f6dc" style:font-size-asian="12.6000003814697pt" style:font-weight-asian="normal" style:font-size-complex="14.3999996185303pt" style:font-weight-complex="normal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2b388" officeooo:paragraph-rsid="0122b388" style:font-size-asian="12.6000003814697pt" style:font-weight-asian="normal" style:font-size-complex="14.3999996185303pt" style:font-weight-complex="normal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477e6" officeooo:paragraph-rsid="012477e6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e900c5"/>
    </style:style>
    <style:style style:name="T2" style:family="text">
      <style:text-properties officeooo:rsid="00f47f8a"/>
    </style:style>
    <style:style style:name="T3" style:family="text">
      <style:text-properties officeooo:rsid="00f7f499"/>
    </style:style>
    <style:style style:name="T4" style:family="text">
      <style:text-properties officeooo:rsid="00fab54f"/>
    </style:style>
    <style:style style:name="T5" style:family="text">
      <style:text-properties officeooo:rsid="00fdde65"/>
    </style:style>
    <style:style style:name="T6" style:family="text">
      <style:text-properties officeooo:rsid="00fea9e5"/>
    </style:style>
    <style:style style:name="T7" style:family="text">
      <style:text-properties officeooo:rsid="0104420b"/>
    </style:style>
    <style:style style:name="T8" style:family="text">
      <style:text-properties officeooo:rsid="01078c20"/>
    </style:style>
    <style:style style:name="T9" style:family="text">
      <style:text-properties officeooo:rsid="010ad5fb"/>
    </style:style>
    <style:style style:name="T10" style:family="text">
      <style:text-properties officeooo:rsid="010e179c"/>
    </style:style>
    <style:style style:name="T11" style:family="text">
      <style:text-properties officeooo:rsid="010fbebc"/>
    </style:style>
    <style:style style:name="T12" style:family="text">
      <style:text-properties officeooo:rsid="0111b45e"/>
    </style:style>
    <style:style style:name="T13" style:family="text">
      <style:text-properties officeooo:rsid="01187fdc"/>
    </style:style>
    <style:style style:name="T14" style:family="text">
      <style:text-properties officeooo:rsid="011d5d31"/>
    </style:style>
    <style:style style:name="T15" style:family="text">
      <style:text-properties officeooo:rsid="011e5b35"/>
    </style:style>
    <style:style style:name="T16" style:family="text">
      <style:text-properties officeooo:rsid="01208d31"/>
    </style:style>
    <style:style style:name="T17" style:family="text">
      <style:text-properties officeooo:rsid="012096e9"/>
    </style:style>
    <style:style style:name="T18" style:family="text">
      <style:text-properties officeooo:rsid="0122b388"/>
    </style:style>
    <style:style style:name="T19" style:family="text">
      <style:text-properties officeooo:rsid="012531b9"/>
    </style:style>
    <style:style style:name="T20" style:family="text">
      <style:text-properties officeooo:rsid="0126c037"/>
    </style:style>
    <style:style style:name="T21" style:family="text">
      <style:text-properties officeooo:rsid="01276db8"/>
    </style:style>
    <style:style style:name="T22" style:family="text">
      <style:text-properties officeooo:rsid="01279147"/>
    </style:style>
    <style:style style:name="T23" style:family="text">
      <style:text-properties officeooo:rsid="0129ec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Line94806562577040">
          <table:table-cell table:style-name="Table2.A1" office:value-type="string">
            <text:p text:style-name="P7">B</text:p>
          </table:table-cell>
          <table:table-cell table:style-name="Table2.B1" office:value-type="string">
            <text:p text:style-name="P6"><text:span text:style-name="T1">Semaine du </text:span><text:span text:style-name="T4">4octobre </text:span><text:span text:style-name="T1">2021</text:span> </text:p>
          </table:table-cell>
        </table:table-row>
        <table:table-row table:style-name="TableLine94806564786240">
          <table:table-cell table:style-name="Table2.A2" table:number-columns-spanned="2" office:value-type="string">
            <text:p text:style-name="P3">Lundi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5"><text:span text:style-name="T20">Imprimer </text:span><text:span text:style-name="T21">prep.pdf</text:span>: <text:span text:style-name="T23">prévoir feuille blanche pour évaluation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6">23 élèves</text:p>
            <text:p text:style-name="P9"/>
            <text:p text:style-name="P9"/>
            <text:p text:style-name="P9">6G</text:p>
            <text:p text:style-name="P9"/>
            <text:p text:style-name="P9"/>
            <text:p text:style-name="P16">mini éval act1 + correction act3Q3a + finir act3 + recopier cours + act4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7">24 élèves</text:p>
            <text:p text:style-name="P17">Andrès, 2x 2 x R3 à ramasser</text:p>
            <text:p text:style-name="P9"/>
            <text:p text:style-name="P9">5F</text:p>
            <text:p text:style-name="P30">punition R1 : <text:s text:c="54"/>Fanta</text:p>
            <text:p text:style-name="P19">punition R1R2R3 : Mamadou, Lune, Fatoumata, Fanta K, Andrès, Nawal</text:p>
            <text:p text:style-name="P18"/>
            <text:p text:style-name="P18"/>
            <text:p text:style-name="P18">mini éval act1 <text:span text:style-name="T5">+ </text:span><text:span text:style-name="T6">act4 </text:span><text:span text:style-name="T16">+ act5 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0"><text:span text:style-name="T9">23élèves //// </text:span>Attention comportement !</text:p>
            <text:p text:style-name="P31"/>
            <text:p text:style-name="P31">Punition : 2xR1 : souleymane</text:p>
            <text:p text:style-name="P9">A<text:span text:style-name="T17">ct3 ok</text:span></text:p>
            <text:p text:style-name="P9">5C</text:p>
            <text:p text:style-name="P9"/>
            <text:p text:style-name="P9"/>
            <text:p text:style-name="P9"><text:span text:style-name="T7">éval1 + <text:s/></text:span><text:span text:style-name="T8">act4 </text:span><text:span text:style-name="T14">+ ??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4">Punitions R1R2R3: raïd, kandia, dolynda, marie love ////// <text:span text:style-name="T15">rdv radouane : <text:s/>……………….</text:span></text:p>
            <text:p text:style-name="P9"/>
            <text:p text:style-name="P9"/>
            <text:p text:style-name="P9">5G</text:p>
            <text:p text:style-name="P9"/>
            <text:p text:style-name="P9"/>
            <text:p text:style-name="P9"/>
            <text:p text:style-name="P21">éval act1 <text:span text:style-name="T8">+ </text:span><text:span text:style-name="T10">finir de copier le cours act2 + act3 (</text:span><text:span text:style-name="T12">+ act4) 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6">24 élèves</text:p>
            <text:p text:style-name="P9"/>
            <text:p text:style-name="P9"/>
            <text:p text:style-name="P9">5D</text:p>
            <text:p text:style-name="P9"/>
            <text:p text:style-name="P25"/>
            <text:p text:style-name="P25">finir recopier cours act3 + faire act4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7">13élèves</text:p>
            <text:p text:style-name="P28"/>
            <text:p text:style-name="P28">pas faites act2</text:p>
            <text:p text:style-name="P9"/>
            <text:p text:style-name="P9">6A</text:p>
            <text:p text:style-name="P9"/>
            <text:p text:style-name="P9"/>
            <text:p text:style-name="P22">act3-&gt;<text:span text:style-name="T13">2</text:span> commencé <text:span text:style-name="T11">(+ act4-&gt;</text:span><text:span text:style-name="T13">3</text:span><text:span text:style-name="T11">?)</text:span></text:p>
          </table:table-cell>
          <table:covered-table-cell/>
        </table:table-row>
        <text:soft-page-break/>
        <table:table-row table:style-name="TableLine94806569167664">
          <table:table-cell table:style-name="Table2.A10" table:number-columns-spanned="2" office:value-type="string">
            <text:p text:style-name="P4">Mercredi</text:p>
          </table:table-cell>
          <table:covered-table-cell/>
        </table:table-row>
        <table:table-row table:style-name="Table2.3">
          <table:table-cell table:style-name="Table2.A12" table:number-columns-spanned="2" office:value-type="string">
            <text:p text:style-name="P29">À faire : finir act1Q3</text:p>
            <text:p text:style-name="P10"/>
            <text:p text:style-name="P10"/>
            <text:p text:style-name="P10">6B</text:p>
            <text:p text:style-name="P10"/>
            <text:p text:style-name="P10"/>
            <text:p text:style-name="P29">finir act1 + cours + act3-&gt;2</text:p>
          </table:table-cell>
          <table:covered-table-cell/>
        </table:table-row>
        <table:table-row table:style-name="Table2.3">
          <table:table-cell table:style-name="Table2.A12" table:number-columns-spanned="2" office:value-type="string">
            <text:p text:style-name="P11"/>
            <text:p text:style-name="P32">Arthi doit av copié cours ::act1 !</text:p>
            <text:p text:style-name="P11"/>
            <text:p text:style-name="P11">5H</text:p>
            <text:p text:style-name="P11"/>
            <text:p text:style-name="P11"/>
            <text:p text:style-name="P11">e<text:span text:style-name="T18">val2+ act4 + (act5)</text:span></text:p>
          </table:table-cell>
          <table:covered-table-cell/>
        </table:table-row>
        <table:table-row table:style-name="Table2.3">
          <table:table-cell table:style-name="Table2.A14" table:number-columns-spanned="2" office:value-type="string">
            <text:p text:style-name="P10"/>
            <text:p text:style-name="P23">act2 corrigé til Q7</text:p>
            <text:p text:style-name="P23"/>
            <text:p text:style-name="P10">6<text:span text:style-name="T2">D</text:span></text:p>
            <text:p text:style-name="P10"/>
            <text:p text:style-name="P23">commencé act3</text:p>
          </table:table-cell>
          <table:covered-table-cell/>
        </table:table-row>
        <table:table-row table:style-name="Table2.3">
          <table:table-cell table:style-name="Table2.A14" table:number-columns-spanned="2" office:value-type="string">
            <text:p text:style-name="P33">avoir fini act1Q3</text:p>
            <text:p text:style-name="P11"/>
            <text:p text:style-name="P11"/>
            <text:p text:style-name="P11">6H</text:p>
            <text:p text:style-name="P11"/>
            <text:p text:style-name="P33">act1 + cours + act3 <text:span text:style-name="T19">+ </text:span>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806574197440">
          <table:table-cell table:style-name="Table1.A1" table:number-columns-spanned="2" office:value-type="string">
            <text:p text:style-name="P8">Jeudi 7 octobre : 14 à 17h <text:span text:style-name="T22">(+rdv Hammi ?)</text:span></text:p>
          </table:table-cell>
          <table:covered-table-cell/>
        </table:table-row>
        <table:table-row table:style-name="TableLine94806590957344">
          <table:table-cell table:style-name="Table1.A2" table:number-columns-spanned="2" office:value-type="string">
            <text:p text:style-name="P5">Vendredi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2"/>
            <text:p text:style-name="P12"/>
            <text:p text:style-name="P12">5H1</text:p>
            <text:p text:style-name="P12"/>
            <text:p text:style-name="P12"/>
            <text:p text:style-name="P12"/>
          </table:table-cell>
          <table:table-cell table:style-name="Table1.B3" office:value-type="string">
            <text:p text:style-name="P12"/>
            <text:p text:style-name="P12"/>
            <text:p text:style-name="P12">5H2</text:p>
          </table:table-cell>
        </table:table-row>
        <table:table-row table:style-name="Table1.3">
          <table:table-cell table:style-name="Table1.A4" table:number-columns-spanned="2" office:value-type="string">
            <text:p text:style-name="P13"/>
            <text:p text:style-name="P13"/>
            <text:p text:style-name="P13"/>
            <text:p text:style-name="P13">6E</text:p>
            <text:p text:style-name="P13"/>
            <text:p text:style-name="P13"/>
            <text:p text:style-name="P13"/>
          </table:table-cell>
          <table:covered-table-cell/>
        </table:table-row>
        <table:table-row table:style-name="Table1.3">
          <table:table-cell table:style-name="Table1.A5" office:value-type="string">
            <text:p text:style-name="P14"/>
            <text:p text:style-name="P14"/>
            <text:p text:style-name="P14"/>
            <text:p text:style-name="P14">5<text:span text:style-name="T3">D</text:span>1</text:p>
            <text:p text:style-name="P14"/>
            <text:p text:style-name="P14"/>
            <text:p text:style-name="P14"/>
          </table:table-cell>
          <table:table-cell table:style-name="Table1.B5" office:value-type="string">
            <text:p text:style-name="P14"/>
            <text:p text:style-name="P14"/>
            <text:p text:style-name="P14"/>
            <text:p text:style-name="P14">5<text:span text:style-name="T3">D</text:span>2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H2M3S</meta:editing-duration>
    <meta:editing-cycles>186</meta:editing-cycles>
    <meta:generator>LibreOffice/7.2.1.2$Linux_X86_64 LibreOffice_project/20$Build-2</meta:generator>
    <meta:creation-date>2021-02-11T10:59:54.903285377</meta:creation-date>
    <meta:initial-creator>J Cercy</meta:initial-creator>
    <dc:date>2021-10-03T23:16:15.206770030</dc:date>
    <meta:document-statistic meta:table-count="2" meta:image-count="0" meta:object-count="0" meta:page-count="2" meta:paragraph-count="48" meta:word-count="184" meta:character-count="974" meta:non-whitespace-character-count="780"/>
  </office:meta>
</office:document-meta>
</file>